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3.439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size="26pt" fo:font-style="normal" style:font-size-asian="26pt" style:font-style-asian="normal" style:font-size-complex="26pt" style:font-style-complex="normal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8.89cm" svg:y="13.97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13.97cm">
          <text:p text:style-name="P1"><text:span text:style-name="T1">deliberative-pla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14.605cm" svg:x2="16.51cm" svg:y2="14.605cm">
          <text:p/>
        </draw:line>
        <draw:frame draw:style-name="gr3" draw:text-style-name="P3" draw:layer="layout" svg:width="4.782cm" svg:height="0.954cm" svg:x="11.565cm" svg:y="13.752cm">
          <draw:text-box>
            <text:p><text:span text:style-name="T1">unique-identifier</text:span></text:p>
          </draw:text-box>
        </draw:frame>
        <draw:custom-shape draw:style-name="gr1" draw:text-style-name="P2" draw:layer="layout" svg:width="8.89cm" svg:height="1.27cm" svg:x="16.51cm" svg:y="16.51cm">
          <text:p text:style-name="P1"><text:span text:style-name="T1">stack a cube on a 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14.605cm" svg:x2="16.51cm" svg:y2="17.145cm">
          <text:p/>
        </draw:line>
        <draw:frame draw:style-name="gr3" draw:text-style-name="P3" draw:layer="layout" svg:width="3.931cm" svg:height="0.954cm" svg:x="14.546cm" svg:y="15.457cm">
          <draw:text-box>
            <text:p><text:span text:style-name="T1">english-name</text:span></text:p>
          </draw:text-box>
        </draw:frame>
        <draw:custom-shape draw:style-name="gr1" draw:text-style-name="P2" draw:layer="layout" svg:width="8.89cm" svg:height="1.27cm" svg:x="16.51cm" svg:y="19.05cm">
          <text:p text:style-name="P1"><text:span text:style-name="T1">a cube to be on a 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14.605cm" svg:x2="16.51cm" svg:y2="19.685cm">
          <text:p/>
        </draw:line>
        <draw:frame draw:style-name="gr4" draw:text-style-name="P3" draw:layer="layout" svg:width="3.846cm" svg:height="0.954cm" svg:x="15.392cm" svg:y="18.056cm">
          <draw:text-box>
            <text:p><text:span text:style-name="T1">fails-for-goal</text:span></text:p>
          </draw:text-box>
        </draw:frame>
        <draw:custom-shape draw:style-name="gr1" draw:text-style-name="P2" draw:layer="layout" svg:width="2.54cm" svg:height="1.27cm" svg:x="8.89cm" svg:y="21.59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21.59cm">
          <text:p text:style-name="P1"><text:span text:style-name="T1">deliberative-plan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2.225cm" svg:x2="16.51cm" svg:y2="22.225cm">
          <text:p/>
        </draw:line>
        <draw:frame draw:style-name="gr3" draw:text-style-name="P3" draw:layer="layout" svg:width="4.782cm" svg:height="0.954cm" svg:x="11.565cm" svg:y="21.372cm">
          <draw:text-box>
            <text:p><text:span text:style-name="T1">unique-identifier</text:span></text:p>
          </draw:text-box>
        </draw:frame>
        <draw:custom-shape draw:style-name="gr1" draw:text-style-name="P2" draw:layer="layout" svg:width="5.08cm" svg:height="1.27cm" svg:x="16.51cm" svg:y="24.13cm">
          <text:p text:style-name="P1"><text:span text:style-name="T1">pick up a 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2.225cm" svg:x2="16.51cm" svg:y2="24.765cm">
          <text:p/>
        </draw:line>
        <draw:frame draw:style-name="gr3" draw:text-style-name="P3" draw:layer="layout" svg:width="3.931cm" svg:height="0.954cm" svg:x="14.546cm" svg:y="23.077cm">
          <draw:text-box>
            <text:p><text:span text:style-name="T1">english-name</text:span></text:p>
          </draw:text-box>
        </draw:frame>
        <draw:line draw:style-name="gr2" draw:text-style-name="P1" draw:layer="layout" svg:x1="10.16cm" svg:y1="15.24cm" svg:x2="10.16cm" svg:y2="21.59cm">
          <text:p/>
        </draw:line>
        <draw:frame draw:style-name="gr3" draw:text-style-name="P3" draw:layer="layout" svg:width="2.907cm" svg:height="0.954cm" svg:x="10.177cm" svg:y="17.938cm">
          <draw:text-box>
            <text:p><text:span text:style-name="T1">next-plan</text:span></text:p>
          </draw:text-box>
        </draw:frame>
        <draw:custom-shape draw:style-name="gr1" draw:text-style-name="P2" draw:layer="layout" svg:width="2.54cm" svg:height="1.27cm" svg:x="8.89cm" svg:y="36.83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36.83cm">
          <text:p text:style-name="P1"><text:span text:style-name="T1">deliberative-plan-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37.465cm" svg:x2="16.51cm" svg:y2="37.465cm">
          <text:p/>
        </draw:line>
        <draw:frame draw:style-name="gr3" draw:text-style-name="P3" draw:layer="layout" svg:width="4.782cm" svg:height="0.954cm" svg:x="11.565cm" svg:y="36.612cm">
          <draw:text-box>
            <text:p><text:span text:style-name="T1">unique-identifier</text:span></text:p>
          </draw:text-box>
        </draw:frame>
        <draw:custom-shape draw:style-name="gr1" draw:text-style-name="P2" draw:layer="layout" svg:width="8.89cm" svg:height="1.27cm" svg:x="16.51cm" svg:y="39.37cm">
          <text:p text:style-name="P1"><text:span text:style-name="T1">stack a pyramid on a 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37.465cm" svg:x2="16.51cm" svg:y2="40.005cm">
          <text:p/>
        </draw:line>
        <draw:frame draw:style-name="gr3" draw:text-style-name="P3" draw:layer="layout" svg:width="3.931cm" svg:height="0.954cm" svg:x="14.546cm" svg:y="38.317cm">
          <draw:text-box>
            <text:p><text:span text:style-name="T1">english-name</text:span></text:p>
          </draw:text-box>
        </draw:frame>
        <draw:custom-shape draw:style-name="gr1" draw:text-style-name="P2" draw:layer="layout" svg:width="8.89cm" svg:height="1.27cm" svg:x="16.51cm" svg:y="41.91cm">
          <text:p text:style-name="P1"><text:span text:style-name="T1">a pyramid to be on a 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37.465cm" svg:x2="16.51cm" svg:y2="42.545cm">
          <text:p/>
        </draw:line>
        <draw:frame draw:style-name="gr3" draw:text-style-name="P3" draw:layer="layout" svg:width="5.011cm" svg:height="0.954cm" svg:x="15.392cm" svg:y="40.916cm">
          <draw:text-box>
            <text:p><text:span text:style-name="T1">succeeds-for-goal</text:span></text:p>
          </draw:text-box>
        </draw:frame>
        <draw:custom-shape draw:style-name="gr1" draw:text-style-name="P2" draw:layer="layout" svg:width="8.89cm" svg:height="1.27cm" svg:x="16.51cm" svg:y="26.67cm">
          <text:p text:style-name="P1"><text:span text:style-name="T1">a gripper to be holding a 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2.225cm" svg:x2="16.51cm" svg:y2="27.305cm">
          <text:p/>
        </draw:line>
        <draw:frame draw:style-name="gr3" draw:text-style-name="P3" draw:layer="layout" svg:width="6.192cm" svg:height="0.954cm" svg:x="15.375cm" svg:y="25.617cm">
          <draw:text-box>
            <text:p><text:span text:style-name="T1">hypothesized-to-cause</text:span></text:p>
          </draw:text-box>
        </draw:frame>
        <draw:custom-shape draw:style-name="gr1" draw:text-style-name="P2" draw:layer="layout" svg:width="2.54cm" svg:height="1.27cm" svg:x="8.89cm" svg:y="29.21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29.21cm">
          <text:p text:style-name="P1"><text:span text:style-name="T1">deliberative-plan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9.845cm" svg:x2="16.51cm" svg:y2="29.845cm">
          <text:p/>
        </draw:line>
        <draw:frame draw:style-name="gr3" draw:text-style-name="P3" draw:layer="layout" svg:width="4.782cm" svg:height="0.954cm" svg:x="11.565cm" svg:y="28.992cm">
          <draw:text-box>
            <text:p><text:span text:style-name="T1">unique-identifier</text:span></text:p>
          </draw:text-box>
        </draw:frame>
        <draw:custom-shape draw:style-name="gr1" draw:text-style-name="P2" draw:layer="layout" svg:width="7.62cm" svg:height="1.27cm" svg:x="16.51cm" svg:y="31.75cm">
          <text:p text:style-name="P1"><text:span text:style-name="T1">move until over a 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9.845cm" svg:x2="16.51cm" svg:y2="32.385cm">
          <text:p/>
        </draw:line>
        <draw:frame draw:style-name="gr3" draw:text-style-name="P3" draw:layer="layout" svg:width="3.931cm" svg:height="0.954cm" svg:x="14.546cm" svg:y="30.697cm">
          <draw:text-box>
            <text:p><text:span text:style-name="T1">english-name</text:span></text:p>
          </draw:text-box>
        </draw:frame>
        <draw:custom-shape draw:style-name="gr1" draw:text-style-name="P2" draw:layer="layout" svg:width="8.89cm" svg:height="1.27cm" svg:x="16.51cm" svg:y="34.29cm">
          <text:p text:style-name="P1"><text:span text:style-name="T1">a pyramid to be below a gri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29.845cm" svg:x2="16.51cm" svg:y2="34.925cm">
          <text:p/>
        </draw:line>
        <draw:frame draw:style-name="gr3" draw:text-style-name="P3" draw:layer="layout" svg:width="6.192cm" svg:height="0.954cm" svg:x="15.375cm" svg:y="33.237cm">
          <draw:text-box>
            <text:p><text:span text:style-name="T1">hypothesized-to-cause</text:span></text:p>
          </draw:text-box>
        </draw:frame>
        <draw:line draw:style-name="gr2" draw:text-style-name="P1" draw:layer="layout" svg:x1="10.16cm" svg:y1="22.86cm" svg:x2="10.16cm" svg:y2="29.21cm">
          <text:p/>
        </draw:line>
        <draw:frame draw:style-name="gr3" draw:text-style-name="P3" draw:layer="layout" svg:width="2.907cm" svg:height="0.954cm" svg:x="10.177cm" svg:y="25.558cm">
          <draw:text-box>
            <text:p><text:span text:style-name="T1">next-plan</text:span></text:p>
          </draw:text-box>
        </draw:frame>
        <draw:line draw:style-name="gr2" draw:text-style-name="P1" draw:layer="layout" svg:x1="10.16cm" svg:y1="30.48cm" svg:x2="10.16cm" svg:y2="36.83cm">
          <text:p/>
        </draw:line>
        <draw:frame draw:style-name="gr3" draw:text-style-name="P3" draw:layer="layout" svg:width="2.907cm" svg:height="0.954cm" svg:x="10.177cm" svg:y="33.178cm">
          <draw:text-box>
            <text:p><text:span text:style-name="T1">next-plan</text:span></text:p>
          </draw:text-box>
        </draw:frame>
        <draw:custom-shape draw:style-name="gr1" draw:text-style-name="P2" draw:layer="layout" svg:width="2.54cm" svg:height="1.27cm" svg:x="1.27cm" svg:y="1.27cm">
          <text:p text:style-name="P1"><text:span text:style-name="T1">Plan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89cm" svg:height="1.27cm" svg:x="8.89cm" svg:y="1.27cm">
          <text:p text:style-name="P1"><text:span text:style-name="T1">deliberative-planning-mach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81cm" svg:y1="1.905cm" svg:x2="8.89cm" svg:y2="1.905cm">
          <text:p/>
        </draw:line>
        <draw:frame draw:style-name="gr3" draw:text-style-name="P3" draw:layer="layout" svg:width="4.782cm" svg:height="0.954cm" svg:x="3.945cm" svg:y="1.052cm">
          <draw:text-box>
            <text:p><text:span text:style-name="T1">unique-identifier</text:span></text:p>
          </draw:text-box>
        </draw:frame>
        <draw:line draw:style-name="gr2" draw:text-style-name="P1" draw:layer="layout" svg:x1="3.81cm" svg:y1="1.905cm" svg:x2="8.89cm" svg:y2="37.465cm">
          <text:p/>
        </draw:line>
        <draw:frame draw:style-name="gr3" draw:text-style-name="P3" draw:layer="layout" svg:width="3.186cm" svg:height="0.954cm" svg:x="6.343cm" svg:y="19.237cm">
          <draw:text-box>
            <text:p><text:span text:style-name="T1">focus-plan</text:span></text:p>
          </draw:text-box>
        </draw:frame>
        <draw:custom-shape draw:style-name="gr1" draw:text-style-name="P2" draw:layer="layout" svg:width="7.62cm" svg:height="1.27cm" svg:x="16.51cm" svg:y="6.35cm">
          <text:p text:style-name="P1"><text:span text:style-name="T1">a cube to be on a 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62cm" svg:height="1.27cm" svg:x="16.51cm" svg:y="11.43cm">
          <text:p text:style-name="P1"><text:span text:style-name="T1">a pyramid to be on a 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81cm" svg:y1="1.905cm" svg:x2="8.89cm" svg:y2="4.445cm">
          <text:p/>
        </draw:line>
        <draw:line draw:style-name="gr2" draw:text-style-name="P1" draw:layer="layout" svg:x1="3.81cm" svg:y1="1.905cm" svg:x2="8.89cm" svg:y2="9.525cm">
          <text:p/>
        </draw:line>
        <draw:frame draw:style-name="gr3" draw:text-style-name="P3" draw:layer="layout" svg:width="3.825cm" svg:height="0.954cm" svg:x="7.161cm" svg:y="2.798cm">
          <draw:text-box>
            <text:p><text:span text:style-name="T1">positive-goal</text:span></text:p>
          </draw:text-box>
        </draw:frame>
        <draw:frame draw:style-name="gr3" draw:text-style-name="P3" draw:layer="layout" svg:width="3.825cm" svg:height="0.954cm" svg:x="7.362cm" svg:y="6.498cm">
          <draw:text-box>
            <text:p><text:span text:style-name="T1">positive-goal</text:span></text:p>
          </draw:text-box>
        </draw:frame>
        <draw:line draw:style-name="gr5" draw:text-style-name="P1" draw:layer="layout" svg:x1="3.175cm" svg:y1="13.335cm" svg:x2="3.175cm" svg:y2="43.815cm">
          <text:p/>
        </draw:line>
        <draw:line draw:style-name="gr5" draw:text-style-name="P1" draw:layer="layout" svg:x1="4.445cm" svg:y1="13.335cm" svg:x2="3.175cm" svg:y2="13.335cm">
          <text:p/>
        </draw:line>
        <draw:line draw:style-name="gr5" draw:text-style-name="P1" draw:layer="layout" svg:x1="3.175cm" svg:y1="43.815cm" svg:x2="4.445cm" svg:y2="43.815cm">
          <text:p/>
        </draw:line>
        <draw:line draw:style-name="gr5" draw:text-style-name="P1" draw:layer="layout" svg:x1="3.175cm" svg:y1="28.575cm" svg:x2="1.27cm" svg:y2="28.575cm">
          <text:p/>
        </draw:line>
        <draw:custom-shape draw:style-name="gr6" draw:text-style-name="P5" draw:layer="layout" svg:width="1.27cm" svg:height="1.27cm" svg:x="0cm" svg:y="0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0cm" svg:y="27.94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8.89cm" svg:y="3.81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8.89cm" svg:y="8.89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6.51cm" svg:y="3.81cm">
          <text:p text:style-name="P1"><text:span text:style-name="T1">deliberative-goal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4.445cm" svg:x2="16.51cm" svg:y2="4.445cm">
          <text:p/>
        </draw:line>
        <draw:frame draw:style-name="gr3" draw:text-style-name="P3" draw:layer="layout" svg:width="4.782cm" svg:height="0.954cm" svg:x="11.565cm" svg:y="3.592cm">
          <draw:text-box>
            <text:p><text:span text:style-name="T1">unique-identifier</text:span></text:p>
          </draw:text-box>
        </draw:frame>
        <draw:custom-shape draw:style-name="gr1" draw:text-style-name="P2" draw:layer="layout" svg:width="6.35cm" svg:height="1.27cm" svg:x="16.51cm" svg:y="8.89cm">
          <text:p text:style-name="P1"><text:span text:style-name="T1">deliberative-goal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9.525cm" svg:x2="16.51cm" svg:y2="9.525cm">
          <text:p/>
        </draw:line>
        <draw:frame draw:style-name="gr3" draw:text-style-name="P3" draw:layer="layout" svg:width="4.782cm" svg:height="0.954cm" svg:x="11.565cm" svg:y="8.672cm">
          <draw:text-box>
            <text:p><text:span text:style-name="T1">unique-identifier</text:span></text:p>
          </draw:text-box>
        </draw:frame>
        <draw:line draw:style-name="gr2" draw:text-style-name="P1" draw:layer="layout" svg:x1="11.43cm" svg:y1="4.445cm" svg:x2="16.51cm" svg:y2="6.985cm">
          <text:p/>
        </draw:line>
        <draw:line draw:style-name="gr2" draw:text-style-name="P1" draw:layer="layout" svg:x1="11.43cm" svg:y1="9.525cm" svg:x2="16.51cm" svg:y2="12.065cm">
          <text:p/>
        </draw:line>
        <draw:frame draw:style-name="gr3" draw:text-style-name="P3" draw:layer="layout" svg:width="3.931cm" svg:height="0.954cm" svg:x="14.581cm" svg:y="5.297cm">
          <draw:text-box>
            <text:p><text:span text:style-name="T1">english-name</text:span></text:p>
          </draw:text-box>
        </draw:frame>
        <draw:frame draw:style-name="gr3" draw:text-style-name="P3" draw:layer="layout" svg:width="3.931cm" svg:height="0.954cm" svg:x="14.582cm" svg:y="10.397cm">
          <draw:text-box>
            <text:p><text:span text:style-name="T1">english-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5.4cm" fo:page-height="43.8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ptune </meta:initial-creator>
    <meta:creation-date>2013-06-23T10:48:14</meta:creation-date>
    <dc:date>2013-06-26T13:14:37</dc:date>
    <dc:creator>neptune </dc:creator>
    <meta:editing-duration>P3DT1H40M22S</meta:editing-duration>
    <meta:editing-cycles>8</meta:editing-cycles>
    <meta:generator>LibreOffice/4.0.2.2$Linux_X86_64 LibreOffice_project/400m0$Build-2</meta:generator>
    <meta:document-statistic meta:object-count="76"/>
  </office:meta>
</office:document-meta>
</file>